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NonStringKeyMap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O.ge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NonStringKeyMap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NonStringKeyMap.test_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O.setMap( Map &lt; Long , VAL &gt;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